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line-height="200%"/>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style:style>
    <style:style style:name="P5" style:family="paragraph" style:parent-style-name="Standard">
      <style:paragraph-properties fo:line-height="200%" fo:text-align="center" style:justify-single-word="false"/>
    </style:style>
    <style:style style:name="P6" style:family="paragraph" style:parent-style-name="Standard">
      <style:paragraph-properties fo:text-align="center" style:justify-single-word="false"/>
    </style:style>
    <style:style style:name="P7" style:family="paragraph" style:parent-style-name="Header" style:master-page-name="Standard">
      <style:paragraph-properties fo:line-height="200%" style:page-number="auto"/>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fo:font-style="italic"/>
    </style:style>
    <style:style style:name="T4" style:family="text">
      <style:text-properties fo:font-style="italic"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Nuclear Power: <text:s/>Impact on life and possible replacement</text:p>
      <text:p text:style-name="P3">Eric Blackburn</text:p>
      <text:p text:style-name="P2"><draw:frame draw:style-name="fr1" draw:name="graphics1" text:anchor-type="paragraph" svg:x="0in" svg:y="-0.0602in" svg:width="6.9252in" svg:height="4.1134in" draw:z-index="0"><draw:image/></draw:frame><text:span text:style-name="Strong_20_Emphasis"><text:span text:style-name="T1">Audience: To my instructor, peers, any person who is concerned about energy sources of tomorrow, and the hidden costs to current nuclear power. </text:span></text:span></text:p>
      <text:p text:style-name="P2"><text:span text:style-name="Strong_20_Emphasis"><text:span text:style-name="T1"/></text:span></text:p>
      <text:p text:style-name="P2"><text:span text:style-name="Strong_20_Emphasis"><text:span text:style-name="T1">Purpose: To excite, educate, and inform the reader of current nuclear technology and the hidden dangers it hides from the public.</text:span></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text:span text:style-name="Strong_20_Emphasis"><text:span text:style-name="T1"/></text:span></text:p>
      <text:p text:style-name="P2"/>
      <text:p text:style-name="P7">Eric Blackburn<text:line-break/>Schultz<text:line-break/>English 131.11</text:p>
      <text:p text:style-name="P1">25 March 2010</text:p>
      <text:p text:style-name="P3">Nuclear Power: <text:s/>Impact on life and possible replacement</text:p>
      <text:p text:style-name="P2"><text:tab/>Today nuclear power makes up 20% of all power produced in the U.S. and far less across the world. Nuclear capable countries have experimented with reactors, weapons, and other things related to nuclear physics. It has lead to new concepts in reactor designs to make them safer or more efficient. But the current technology that has been developed is still far too hazardous because of things like pressurized vessels, critical melt downs, radiation sickness, and the level of damage that can be done to the body from just a moment of exposure. Accidents over the years have lead to a stigma against nuclear power as a dangerous toy of the rich that threatens every civilian and pushes coal power, a far more dangerous fuel source. As an alternative is thorium - a radioactive metal that has a unique life cycle that can be taken advantage of to build a sort of perpetual motion machine but grounded in atomic physics. This is a very different type of reactor from conventional ones as it uses a liquid salt with the radioactive fissionable material dissolved into it. Out of all of this negativity there is positivity, that said nuclear power is probably the greenest fuel source on earth to date and can’t be ignored.</text:p>
      <text:p text:style-name="P2"><text:tab/>Nuclear power is a powerful green energy source. That said, it still has faults that have yet to be truly solved. In the US, there are 103 active nuclear reactors of various designs running. In the next 50 years, plans are being developed to try and open 20 more plants. That’s great, but current reactor technology leaves large amounts of waste and is plagued by public safety fears. The fuel used in these reactors called Uranium 235 (or U235) is a very dense power source. But the type of fuel U235 used is so rare in nature that it is very expensive to mine. In the U.S. There was an estimated 403,697 metric tons of uranium ore to exist. With most of it laying in Wyoming and New Mexico. ("Estimation”). After getting it out of the ground, it must be enriched several times through expensive processes before it is <text:soft-page-break/>ready to be put in the reactor.</text:p>
      <text:p text:style-name="P2"><text:tab/>In nuclear power there are two main types of reactors - Light water reactors (LWR) and heavy water reactors (HWR). Both work essentially the same way except HWR uses deuterium oxide (2H2O) as a neutron controller. For your average nuclear plant you have a reactor which has rods filled with pellets of specially enriched and oxidized U235. Next to them are the control rods made of graphite which stop the critical reaction of U235. Flowing around this is a pressurized fluid light or heavy water which helps act as a moderator in the reaction and carry away heat to produce steam. The super heated water is piped out of the reactor to a heat exchanger. Here water is heated to steam which is piped off to a turbine to turn a generator to make electricity. After being used, the hot water is either condensed and cooled off into the air or the water is poured back into the water source from which it came but slightly warmer. These reactors are operationally safe, but they are inefficient and have many other <text:s/>problems.</text:p>
      <text:p text:style-name="P2"><text:tab/>One major problem is the fact that current reactors create a lot of waste and some of it bomb grade waste. Even though this is tightly regulated in places such as America, Russia, France, Britain, and Canada; other countries such as North Korea, Iran, India and other nations may see it as an opportunity to produce thermo-nuclear weapons. This waste is still incredibly radioactive but unsuitable for energy production. <text:s/>It must be put into long term geological storage. This storage can last for up to 10,000 years. The level of security needed to keep something so deadly and toxic safe for that long is expensive. Do we really want to leave deadly waste for our future generations to be forced to look after? It’s not really fair to them for us to live in the now and not worry about the future. A 'desire to protect ones nation' is a poor excuse for the way waste is handled. How can we leave dangerous by-products behind that must be guarded for thousands of years by our children with such hazardous effects?</text:p>
      <text:p text:style-name="P2"><text:tab/>Nuclear materials are very dangerous to living things since they emit radiation. This radiation damages cell’s DNA , causing the cells to shut down and die. “(1) injured or damaged cells repair themselves, resulting in no residual damage; (2) cells die, replaced through normal biological <text:soft-page-break/>processes; or (3) cells incorrectly repair themselves resulting in a change.” Being exposed to radiation can also lead to future risk of cancers, depending on the level of exposure and time exposed. Symptoms of exposure can cause nausea, weakness, diarrhea, headache, fatigue, vomiting, fever, hair loss, infections, and death. Examples of these symptoms have been seen in many past tragedies leading to the deaths of many.</text:p>
      <text:p text:style-name="P2"><text:tab/>Most nuclear reactors have a great safety record. But like all heavy industries, it is prone to accidents. When a reactor has an accident, it puts many people in high risk situations. Some examples of these situations are: In 1958, while running a test at the <text:bookmark text:name="firstHeading"/>Boris Kidrich Institute, six scientists were exposed to severe levels of radiation. The six developed bone cancer and underwent an experimental bone marrow transfusion. Five of the six survived. In 1969, a reactor in Switzerland lost coolant and exploded. The reactor was inside of a cave so no casualties occurred. It was sealed up with concrete and left alone. In 1986, the famous Chernobyl disaster occurred. A safety test led to a critical accident that resulted in a meltdown, an explosion, and a release of radioactive material. About 50 people died, and upwards of 400,000 people had to be relocated due to fallout and radiation. Because of examples like these and other accidents, nuclear power has been given a terrible stigma. A new type of fuel and reactor design is required to go forward.</text:p>
      <text:p text:style-name="P2"><text:tab/>Thorium is a slightly radioactive silvery white metal. On earth, thorium is found in the soil at 10 ppm, while uranium is only found at around 2.5 ppm. This makes it a much better choice as a fuel since it’s far more abundant. Thorium also has some unique properties. Even though it’s not fissionable, it can be used to create U233 to fuel a reactor through a constant chemical reprocessing built into the reactor. The best way to take full advantage of thorium is to build a Liquid Fluoride Thorium Reactor. </text:p>
      <text:p text:style-name="P2"><text:tab/>LFTRs are based on an older reactor design that has been built and tested before during the 50s and 60s. Like it, it uses a molten salt system. The unique thing about salts is they ionically bind with all nuclear materials acting as a sort of catalyst. LFTR uses a unique approach since thorium its self isn't actually fissionable. But it does absorb neutrons and transmutes into Uranium 233. So how does all this <text:soft-page-break/>work together? First you have a core filled with U233 and liquid salt, the U233 heats the surrounding salt which is pumped to a heat exchanger. That heat exchanger is filled with a thorium salt variant of the U233 used in the main core. The thorium absorbs the neutrons while passing heating into the other system. This thorium salt fluid is pumped to a heat exchanger where it heats a gas to turn a turbine. The cooled thorium salt solution is then used to blanket the main core absorbing neutrons and transmuting every once in a while to U233. Attached to the system is a chemical reprocessing system where contaminates are removed and U233 is pulled from the blanket fluid and passed into main core. This process is unique because it generates its own fuel in the process. The unique life cycle of thorium leads to some convenient safety factors built into the reactor. </text:p>
      <text:p text:style-name="P2"><text:tab/>Because of its design and chemical composition, its far safer than conventional reactors. LFTR are nearly impossible to overheat. If the reactor starts getting any hotter than normal operation temperatures for any sort of reason, it has a built in freeze plug. This plug naturally melts when it gets too hot and all the contents of the reactor pour out into a cooled tank where the salt and U235 solidify. Once operation can resume, the salt is reheated and put back into the reactor. Because of the constant reprocessing of the fuel, nearly all of the fuel is burned inside the reactor. About 83% of the waste from a LFTR is safe for other uses since it degrades to lead within 10 years. The rest of the waste can go to deep storage for only 300 years - a much more manageable time scale than 10,000 years. According to <text:span text:style-name="T2">U.S. News &amp; World Report: “In a normal reactor the fuel rods contain U235 and U238. U235 is used to <text:tab/>create energy while the U235 turns into plutonium which can be used to make nuclear weapons. <text:tab/>In thorium based reactions plutonium and U233 is made along with many other highly toxic, <text:tab/>nuclear chemicals and even high level gamma radiation that are unsuitable for weapons <text:tab/>manufacture.” (Garber)</text:span></text:p>
      <text:p text:style-name="P2">Thorium's advantage comes partly from its atomic chemistry. In a typical reactor, the fuel is enriched uranium, which is a mixture of two types of uranium. One, U-235, can be ripped apart to release energy. The other, U-238, is heavier, more plentiful, and, in a nuclear reactor, yields a specific type of <text:soft-page-break/>plutonium that can be isolated and used to make nuclear bombs. In advanced thorium-fuel reactions, however, something different happens. Plutonium is still produced, as is U-233, which can also be used for weapons. But so many other types of plutonium are formed, and so much toxic gamma radiation is released, that the final products are "contaminated," meaning that it's incredibly difficult -- if not impossible -- to isolate the plutonium or uranium and make a bomb out of them.</text:p>
      <text:p text:style-name="P2"><text:tab/>LFTR has many potential uses other than just producing electricity. Some other uses for it could be desalination of seawater, heating of homes and businesses, hydrogen production since only about 30% to 50% of the heat is transformed into electricity. <text:s/>LFTR is extremely scalable compared to normal reactors, because of this the reactor can be built into things such truck trailers for disaster zones. Like military ships equipped with reactors a LFTR can be used. Reactors can be built under water or underground making them unnoticed and protecting them against terrorist attacks and natural disasters.<text:tab/>Some other advantages of harnessing thorium are very appealing. With the way the reactor is designed so it’s nearly impossible to have a release or huge accident leaking radioactive material. If there is an explosion and the reactor is damaged spread of material is negligible. LFTR runs at atmospheric pressure meaning a leak or a hole in the reactor won’t cause a rapid release of radioactive <text:s/>material into the air or ground. Since nuclear materials bind to salt, they stay with it until a chemical reaction breaks the bond. Finally, it’s easily scalable using roughly 1kg U233 for every kilowatt generated. </text:p>
      <text:p text:style-name="P2"><text:tab/>Thorium power does have some initial problems it would need to be overcome. First the technology is fairly unknown today and poorly understood. Since molten salt reactors have been for the most part experimental, there are far fewer people who understand the technology. Secondly, to get the system going you have to give the system a starting supply of U233 to get the reaction going. But once it starts all the fuel it needs is thorium since it produces its own U233 through transmutation. Thirdly there would be some initial cost barriers to building one since there has yet to be a standard reactor design that can be built modularly in factories. Finally, all the waste produced by this method cannot be <text:soft-page-break/>used for bomb making since it’s poisoned with U232 which is not suitable for bomb production since it gives off radiation that damages electronics, U232 also interrupts criticality by throwing off neutrons. These negatives shouldn't hold LFTR back, in retrospect it holds amazing potential.</text:p>
      <text:p text:style-name="P2"><text:span text:style-name="Strong_20_Emphasis"><text:span text:style-name="T1"><text:tab/>Nuclear power holds all sorts of new potential but we need to be willing to change our way of thinking before we can really say we have come up with everything we can for nuclear power. As it stands its extremely inefficient the amount of money poured into mining, enrichment, security, bureaucracy, transport, and storage. That being though nuclear power still holds new potential new and modern standards to set for future generation to come and work with.</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Works Cited</text:p>
      <text:p text:style-name="Standard"/>
      <text:p text:style-name="Standard">"Estimation of Uranium Reserves." <text:span text:style-name="T3">Estimation of Uranium Reserves</text:span>. United States Department of <text:tab/>Energy, June 2004. Web. 30 Mar. 2010.</text:p>
      <text:p text:style-name="Standard"/>
      <text:p text:style-name="Standard">Garber, Kent. "Taking Some Risk out of Nuclear Power." <text:span text:style-name="T3">U.S. News &amp; World Report</text:span> Apr. 2009: 70-72. <text:tab/>Print.</text:p>
      <text:p text:style-name="Standard"/>
      <text:p text:style-name="P2"><text:span text:style-name="Strong_20_Emphasis"><text:span text:style-name="T1">"NRC: Fact Sheet on Biological Effects of Radiation." </text:span></text:span><text:span text:style-name="Strong_20_Emphasis"><text:span text:style-name="T4">NRC: Home Page</text:span></text:span><text:span text:style-name="Strong_20_Emphasis"><text:span text:style-name="T1">. Nuclear Regulatory <text:tab/>Commission. Web. 30 Mar. 201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ric Blackburn</meta:initial-creator>
    <meta:creation-date>2010-03-30T19:07:55</meta:creation-date>
    <dc:date>2010-05-03T09:14:50.89</dc:date>
    <meta:editing-duration>PT00H02M16S</meta:editing-duration>
    <meta:editing-cycles>3</meta:editing-cycles>
    <meta:generator>OpenOffice.org/3.1$Win32 OpenOffice.org_project/310m19$Build-9420</meta:generator>
    <meta:document-statistic meta:table-count="0" meta:image-count="1" meta:object-count="0" meta:page-count="8" meta:paragraph-count="24" meta:word-count="2253" meta:character-count="13178"/>
  </office:meta>
</office:document-meta>
</file>